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6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complex="normal" style:font-style-asian="normal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86"/>
        <table:table-column table:style-name="co1" table:default-cell-style-name="ce38"/>
        <table:table-column table:style-name="co1" table:default-cell-style-name="ce86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oday’s date</text:p>
          </table:table-cell>
          <table:covered-table-cell table:style-name="ce24"/>
          <table:table-cell office:value-type="string" calcext:value-type="string" table:number-columns-spanned="4" table:number-rows-spanned="1">
            <text:p>\today</text:p>
          </table:table-cell>
          <table:covered-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Document body</text:p>
          </table:table-cell>
          <table:covered-table-cell table:style-name="ce24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8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39" table:number-columns-spanned="4" table:number-rows-spanned="1"/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yperref jump to correct page</text:p>
          </table:table-cell>
          <table:covered-table-cell table:style-name="ce2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dd entry to list</text:p>
          </table:table-cell>
          <table:covered-table-cell table:style-name="ce2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4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eaders in twoside mode</text:p>
          </table:table-cell>
          <table:covered-table-cell table:style-name="ce2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toc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phantom{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phantom{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5">\begin</text:span><text:span text:style-name="T6">{multicols}{</text:span><text:span text:style-name="T7">columns</text:span><text:span text:style-name="T6">}[</text:span><text:span text:style-name="T7">preface</text:span><text:span text:style-name="T6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5">\begin</text:span><text:span text:style-name="T6">{multicols}{</text:span><text:span text:style-name="T7">columns</text:span><text:span text:style-name="T6">}[</text:span><text:span text:style-name="T7">preface</text:span><text:span text:style-name="T6">][</text:span><text:span text:style-name="T7">skip</text:span><text:span text:style-name="T6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,ref==\the</text:span><text:span text:style-name="T7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,ref==\the</text:span><text:span text:style-name="T7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,ref==\the</text:span><text:span text:style-name="T7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,ref==\the</text:span><text:span text:style-name="T7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7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lef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center</text:p>
          </table:table-cell>
          <table:covered-table-cell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right</text:p>
          </table:table-cell>
          <table:covered-table-cell table:style-name="ce5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8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8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8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8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2" table:number-rows-spanned="1">
            <text:p>Command</text:p>
          </table:table-cell>
          <table:covered-table-cell/>
          <table:table-cell table:style-name="ce40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5">\begin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9">{|</text:span><text:span text:style-name="T10">p</text:span><text:span text:style-name="T11">|</text:span><text:span text:style-name="T10">b</text:span><text:span text:style-name="T11">|</text:span><text:span text:style-name="T10">B</text:span><text:span text:style-name="T11">|</text:span><text:span text:style-name="T10">v</text:span><text:span text:style-name="T11">|</text:span><text:span text:style-name="T10">V</text:span><text:span text:style-name="T11">|}{</text:span><text:span text:style-name="T10">rows</text:span><text:span text:style-name="T11">}x{</text:span><text:span text:style-name="T10">cols</text:span><text:span text:style-name="T11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8">\end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5">\begin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9">{|</text:span><text:span text:style-name="T10">p</text:span><text:span text:style-name="T11">|</text:span><text:span text:style-name="T10">b</text:span><text:span text:style-name="T11">|</text:span><text:span text:style-name="T10">B</text:span><text:span text:style-name="T11">|</text:span><text:span text:style-name="T10">v</text:span><text:span text:style-name="T11">|</text:span><text:span text:style-name="T10">V</text:span><text:span text:style-name="T11">|}{</text:span><text:span text:style-name="T10">rows</text:span><text:span text:style-name="T11">}h{</text:span><text:span text:style-name="T10">cols</text:span><text:span text:style-name="T11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8">\end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5">\begin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8">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8">\end{|</text:span><text:span text:style-name="T7">p</text:span><text:span text:style-name="T6">|</text:span><text:span text:style-name="T7">b</text:span><text:span text:style-name="T6">|</text:span><text:span text:style-name="T7">B</text:span><text:span text:style-name="T6">|</text:span><text:span text:style-name="T7">v</text:span><text:span text:style-name="T6">|</text:span><text:span text:style-name="T7">V</text:span><text:span text:style-name="T6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8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r</text:p>
          </table:table-cell>
          <table:table-cell table:style-name="ce99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cf</text:p>
          </table:table-cell>
          <table:table-cell table:style-name="ce99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9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99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99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Bra</text:p>
          </table:table-cell>
          <table:covered-table-cell/>
          <table:table-cell office:value-type="string" calcext:value-type="string" table:number-columns-spanned="4" table:number-rows-spanned="1">
            <text:p>\bra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a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Ket</text:p>
          </table:table-cell>
          <table:covered-table-cell/>
          <table:table-cell office:value-type="string" calcext:value-type="string" table:number-columns-spanned="4" table:number-rows-spanned="1">
            <text:p>\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k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ket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Braket</text:p>
          </table:table-cell>
          <table:covered-table-cell/>
          <table:table-cell office:value-type="string" calcext:value-type="string" table:number-columns-spanned="4" table:number-rows-spanned="1">
            <text:p>\bra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ket*{...}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u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8">\npd{</text:span><text:span text:style-name="T7">n</text:span><text:span text:style-name="T6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8">\Npd{</text:span><text:span text:style-name="T7">n</text:span><text:span text:style-name="T6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98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t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t*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6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alt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alt*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86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p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5">\citep*[</text:span><text:span text:style-name="T7">pre-note</text:span><text:span text:style-name="T6">][</text:span><text:span text:style-name="T7">post-note</text:span><text:span text:style-name="T6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6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86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8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8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6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8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86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8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6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8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86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86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6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86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bra{\langle}{\rvert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ket{\lvert}{\rangle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X\braket[2]{\langle}{\rangle}{#1\,\delimsize\vert\,\mathopen{}#2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0:35:17.324738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02T10:56:41.590467522</dc:date>
    <meta:editing-duration>P1DT17H12M15S</meta:editing-duration>
    <meta:editing-cycles>641</meta:editing-cycles>
    <meta:generator>LibreOffice/24.2.5.2$Linux_X86_64 LibreOffice_project/420$Build-2</meta:generator>
    <meta:print-date>2024-08-02T10:42:05.935444616</meta:print-date>
    <meta:printed-by>PDF files</meta:printed-by>
    <meta:document-statistic meta:table-count="1" meta:cell-count="3474" meta:object-count="0"/>
  </office:meta>
</office:document-meta>
</file>